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bee6" officeooo:paragraph-rsid="000e8e16"/>
    </style:style>
    <style:style style:name="P2" style:family="paragraph" style:parent-style-name="Standard">
      <style:text-properties officeooo:rsid="0021a40a" officeooo:paragraph-rsid="000e8e16"/>
    </style:style>
    <style:style style:name="P3" style:family="paragraph" style:parent-style-name="Standard">
      <style:text-properties officeooo:rsid="0016bee6" officeooo:paragraph-rsid="000e8e16" fo:background-color="#ffffff"/>
    </style:style>
    <style:style style:name="P4" style:family="paragraph" style:parent-style-name="Standard">
      <style:text-properties officeooo:rsid="0016bee6" officeooo:paragraph-rsid="00100868" fo:background-color="#ffffff"/>
    </style:style>
    <style:style style:name="P5" style:family="paragraph" style:parent-style-name="Standard">
      <style:text-properties fo:language="en" fo:country="US" officeooo:rsid="0016bee6" officeooo:paragraph-rsid="000e8e16" fo:background-color="#ffffff"/>
    </style:style>
    <style:style style:name="P6" style:family="paragraph" style:parent-style-name="Standard">
      <style:text-properties fo:language="en" fo:country="US" officeooo:rsid="0016bee6" officeooo:paragraph-rsid="00100868" fo:background-color="#ffffff"/>
    </style:style>
    <style:style style:name="P7" style:family="paragraph" style:parent-style-name="Standard">
      <style:text-properties fo:language="en" fo:country="US" officeooo:rsid="0016bee6" officeooo:paragraph-rsid="0016630f" fo:background-color="#ffffff"/>
    </style:style>
    <style:style style:name="P8" style:family="paragraph" style:parent-style-name="Standard">
      <style:text-properties fo:language="en" fo:country="US" officeooo:rsid="0016bee6" officeooo:paragraph-rsid="000e8e16" fo:background-color="#e0c2cd"/>
    </style:style>
    <style:style style:name="P9" style:family="paragraph" style:parent-style-name="Standard">
      <style:text-properties fo:language="en" fo:country="US" officeooo:rsid="0016bee6" officeooo:paragraph-rsid="00100868" fo:background-color="#e0c2cd"/>
    </style:style>
    <style:style style:name="P10" style:family="paragraph" style:parent-style-name="Standard">
      <style:text-properties fo:language="en" fo:country="US" officeooo:rsid="0016bee6" officeooo:paragraph-rsid="00100868" fo:background-color="#b4c7dc"/>
    </style:style>
    <style:style style:name="P11" style:family="paragraph" style:parent-style-name="Standard">
      <style:text-properties fo:language="en" fo:country="US" officeooo:rsid="0016bee6" officeooo:paragraph-rsid="000e8e16" fo:background-color="#b4c7dc"/>
    </style:style>
    <style:style style:name="P12" style:family="paragraph" style:parent-style-name="Standard">
      <style:text-properties fo:language="en" fo:country="US" officeooo:rsid="00100868" officeooo:paragraph-rsid="00100868" fo:background-color="#b4c7dc"/>
    </style:style>
    <style:style style:name="P13" style:family="paragraph" style:parent-style-name="Standard">
      <style:text-properties fo:language="en" fo:country="US" officeooo:rsid="0016bee6" officeooo:paragraph-rsid="00100868" fo:background-color="#e8f2a1"/>
    </style:style>
    <style:style style:name="P14" style:family="paragraph" style:parent-style-name="Standard">
      <style:text-properties fo:language="en" fo:country="US" officeooo:rsid="0016bee6" officeooo:paragraph-rsid="0011ac6b" fo:background-color="#e8f2a1"/>
    </style:style>
    <style:style style:name="P15" style:family="paragraph" style:parent-style-name="Standard">
      <style:text-properties fo:language="en" fo:country="US" officeooo:rsid="0016bee6" officeooo:paragraph-rsid="0014b52b" fo:background-color="#e8f2a1"/>
    </style:style>
    <style:style style:name="P16" style:family="paragraph" style:parent-style-name="Standard">
      <style:text-properties fo:language="en" fo:country="US" officeooo:rsid="0016bee6" officeooo:paragraph-rsid="0016630f" fo:background-color="#e8f2a1"/>
    </style:style>
    <style:style style:name="P17" style:family="paragraph" style:parent-style-name="Standard">
      <style:text-properties fo:language="en" fo:country="US" officeooo:rsid="0016bee6" officeooo:paragraph-rsid="000e8e16" fo:background-color="#e8f2a1"/>
    </style:style>
    <style:style style:name="P18" style:family="paragraph" style:parent-style-name="Standard">
      <style:text-properties officeooo:rsid="0016bee6" officeooo:paragraph-rsid="000e8e16" fo:background-color="#e0c2cd"/>
    </style:style>
    <style:style style:name="P19" style:family="paragraph" style:parent-style-name="Standard">
      <style:text-properties officeooo:rsid="0016bee6" officeooo:paragraph-rsid="00100868" fo:background-color="#e0c2cd"/>
    </style:style>
    <style:style style:name="P20" style:family="paragraph" style:parent-style-name="Standard">
      <style:text-properties officeooo:rsid="0016bee6" officeooo:paragraph-rsid="000e8e16" fo:background-color="#b4c7dc"/>
    </style:style>
    <style:style style:name="P21" style:family="paragraph" style:parent-style-name="Standard">
      <style:text-properties officeooo:rsid="0016bee6" officeooo:paragraph-rsid="000e8e16" fo:background-color="#ffff00"/>
    </style:style>
    <style:style style:name="P22" style:family="paragraph" style:parent-style-name="Standard">
      <style:text-properties officeooo:rsid="001a1a21" officeooo:paragraph-rsid="001a1a21" fo:background-color="#ffff00"/>
    </style:style>
    <style:style style:name="P23" style:family="paragraph" style:parent-style-name="Standard">
      <style:text-properties officeooo:rsid="0016bee6" officeooo:paragraph-rsid="000e8e16" fo:background-color="#000000"/>
    </style:style>
    <style:style style:name="P24" style:family="paragraph" style:parent-style-name="Standard">
      <style:text-properties officeooo:rsid="0016bee6" officeooo:paragraph-rsid="0016630f" fo:background-color="#000000"/>
    </style:style>
    <style:style style:name="P25" style:family="paragraph" style:parent-style-name="Standard">
      <style:text-properties officeooo:rsid="0016bee6" officeooo:paragraph-rsid="001d32e5" fo:background-color="#e8f2a1"/>
    </style:style>
    <style:style style:name="P2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6bee6" officeooo:paragraph-rsid="000e8e16" fo:background-color="#e0c2cd"/>
    </style:style>
    <style:style style:name="T1" style:family="text">
      <style:text-properties fo:background-color="#ffaa95" loext:char-shading-value="0"/>
    </style:style>
    <style:style style:name="T2" style:family="text">
      <style:text-properties officeooo:rsid="000d0733" fo:background-color="#ffaa95" loext:char-shading-value="0"/>
    </style:style>
    <style:style style:name="T3" style:family="text">
      <style:text-properties officeooo:rsid="00094b68" fo:background-color="#ffaa95" loext:char-shading-value="0"/>
    </style:style>
    <style:style style:name="T4" style:family="text">
      <style:text-properties officeooo:rsid="00094b68" fo:background-color="#ffffff" loext:char-shading-value="0"/>
    </style:style>
    <style:style style:name="T5" style:family="text">
      <style:text-properties officeooo:rsid="00094b68" fo:background-color="#e8f2a1" loext:char-shading-value="0"/>
    </style:style>
    <style:style style:name="T6" style:family="text">
      <style:text-properties officeooo:rsid="000979ac" fo:background-color="#e8f2a1" loext:char-shading-value="0"/>
    </style:style>
    <style:style style:name="T7" style:family="text">
      <style:text-properties fo:background-color="#b4c7dc" loext:char-shading-value="0"/>
    </style:style>
    <style:style style:name="T8" style:family="text">
      <style:text-properties officeooo:rsid="00094b68" fo:background-color="#b4c7dc" loext:char-shading-value="0"/>
    </style:style>
    <style:style style:name="T9" style:family="text">
      <style:text-properties officeooo:rsid="000979ac" fo:background-color="#e0c2cd" loext:char-shading-value="0"/>
    </style:style>
    <style:style style:name="T10" style:family="text">
      <style:text-properties officeooo:rsid="0021a40a"/>
    </style:style>
    <style:style style:name="T11" style:family="text">
      <style:text-properties officeooo:rsid="000e8e16"/>
    </style:style>
    <style:style style:name="T12" style:family="text">
      <style:text-properties fo:language="en" fo:country="US" fo:background-color="#b4c7dc" loext:char-shading-value="0"/>
    </style:style>
    <style:style style:name="T13" style:family="text">
      <style:text-properties officeooo:rsid="00100868"/>
    </style:style>
    <style:style style:name="T14" style:family="text">
      <style:text-properties officeooo:rsid="00104808"/>
    </style:style>
    <style:style style:name="T15" style:family="text">
      <style:text-properties officeooo:rsid="001395b8"/>
    </style:style>
    <style:style style:name="T16" style:family="text">
      <style:text-properties officeooo:rsid="0014b52b"/>
    </style:style>
    <style:style style:name="T17" style:family="text">
      <style:text-properties fo:background-color="#ffff00" loext:char-shading-value="0"/>
    </style:style>
    <style:style style:name="T18" style:family="text">
      <style:text-properties officeooo:rsid="0016630f"/>
    </style:style>
    <style:style style:name="T19" style:family="text">
      <style:text-properties officeooo:rsid="00182103"/>
    </style:style>
    <style:style style:name="T20" style:family="text">
      <style:text-properties officeooo:rsid="001847b1"/>
    </style:style>
    <style:style style:name="T21" style:family="text">
      <style:text-properties fo:font-style="italic" style:font-style-asian="italic" style:font-style-complex="italic"/>
    </style:style>
    <style:style style:name="T22" style:family="text">
      <style:text-properties fo:font-style="italic" officeooo:rsid="001847b1" style:font-style-asian="italic" style:font-style-complex="italic"/>
    </style:style>
    <style:style style:name="T23" style:family="text">
      <style:text-properties fo:font-style="italic" officeooo:rsid="0019ce1c" style:font-style-asian="italic" style:font-style-complex="italic"/>
    </style:style>
    <style:style style:name="T24" style:family="text">
      <style:text-properties fo:background-color="#ff5429" loext:char-shading-value="0"/>
    </style:style>
    <style:style style:name="T25" style:family="text">
      <style:text-properties officeooo:rsid="001a1a21"/>
    </style:style>
    <style:style style:name="T26" style:family="text">
      <style:text-properties officeooo:rsid="001c2330"/>
    </style:style>
    <style:style style:name="T27" style:family="text">
      <style:text-properties officeooo:rsid="001cc2ba"/>
    </style:style>
    <style:style style:name="T28" style:family="text">
      <style:text-properties officeooo:rsid="001e34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218_3071252961"/><text:bookmark-start text:name="__DdeLink__1064_1694221593"/>LGT8FX8P Series – Programming Manual 1.0.4<text:span text:style-name="T10">J</text:span></text:p>
      <text:p text:style-name="P1"><text:span text:style-name="T10">Errata </text:span><text:bookmark-start text:name="__DdeLink__1062_1694221593"/><text:bookmark-end text:name="__DdeLink__1064_1694221593"/>Page 1<text:span text:style-name="T11">4</text:span></text:p>
      <text:p text:style-name="P2">Jake 2019 Oct 9 <text:bookmark-end text:name="__DdeLink__218_3071252961"/><text:span text:style-name="T28">5</text:span>:30<text:span text:style-name="T28">p</text:span>m <text:bookmark-end text:name="__DdeLink__1062_1694221593"/></text:p>
      <text:p text:style-name="P1"><text:s/><text:span text:style-name="T2">Discrepancy</text:span><text:span text:style-name="T3"> </text:span><text:span text:style-name="T4"><text:s/></text:span><text:span text:style-name="T5">My </text:span><text:span text:style-name="T6">edited</text:span><text:span text:style-name="T5"> text</text:span><text:span text:style-name="T4"> </text:span><text:span text:style-name="T8">ATMEL text</text:span><text:span text:style-name="T4"> </text:span><text:span text:style-name="T9">Original+Google Translate</text:span></text:p>
      <text:p text:style-name="P24">------------------------------------------------------------------------------------------------------</text:p>
      <text:p text:style-name="P13"><text:bookmark-start text:name="__DdeLink__230_3071252961"/><text:bookmark-start text:name="__DdeLink__258_3071252961"/><text:bookmark-start text:name="__DdeLink__232_3071252961"/>As can be seen <text:span text:style-name="T13">in</text:span> the <text:span text:style-name="T13">figure</text:span> above, the second instruction will be <text:span text:style-name="T13">fetched</text:span> during the execution of the first instruction. When the second instruction enters execution, the third instruction is <text:span text:style-name="T13">fetched</text:span>. This eliminates the need for <text:span text:style-name="T14">an </text:span>additional <text:span text:style-name="T14">CPU clock </text:span>cycle <text:span text:style-name="T14">to</text:span> <text:span text:style-name="T13">fetch the</text:span> instruction <text:span text:style-name="T14">before that instruction</text:span> <text:span text:style-name="T14">can be executed.</text:span><text:bookmark-end text:name="__DdeLink__230_3071252961"/><text:bookmark-end text:name="__DdeLink__258_3071252961"/><text:bookmark-end text:name="__DdeLink__232_3071252961"/></text:p>
      <text:p text:style-name="P6"/>
      <text:p text:style-name="P12">(This description is not in the Atmel DS)</text:p>
      <text:p text:style-name="P3"/>
      <text:p text:style-name="P9"><text:bookmark-start text:name="__DdeLink__228_3071252961"/>As can be seen from the above figure, the second instruction will be read during the execution of the first instruction. When the second instruction enters execution, the third instruction is read. This eliminates the need for additional cycles for reading instructions during the entire execution, and from the pipeline, the efficiency of executing one instruction per Monday is achieved. </text:p>
      <text:p text:style-name="P9"><text:bookmark-end text:name="__DdeLink__228_3071252961"/></text:p>
      <text:p text:style-name="P8"/>
      <text:p text:style-name="P19">从上图可以看出,第一条指令的执行期间同时会读出第二条指令。当第二条指令进入执行期间,同时又会读出第三条指令。这样在整个执行期间,并不需要为读取指令花费额外的周期,从流水线上看,实现了每个周一执行一条指令的效率。</text:p>
      <text:p text:style-name="P24">------------------------------------------------------------------------------------------------------</text:p>
      <text:p text:style-name="P14"><text:bookmark-start text:name="__DdeLink__236_3071252961"/><text:bookmark-start text:name="__DdeLink__262_3071252961"/><text:bookmark-start text:name="__DdeLink__238_3071252961"/>The following figure shows the internal timing concept for the Register File. In a single clock cycle an ALU operation using two register operands is executed, and the result is stored back to the destination register.<text:bookmark-end text:name="__DdeLink__236_3071252961"/><text:bookmark-end text:name="__DdeLink__262_3071252961"/><text:bookmark-end text:name="__DdeLink__238_3071252961"/></text:p>
      <text:p text:style-name="P6"/>
      <text:p text:style-name="P4"><text:span text:style-name="T12">Figure 4-5 </text:span><text:bookmark-start text:name="__DdeLink__234_3071252961"/><text:span text:style-name="T12">shows the internal timing concept for the Register File. In a single clock cycle an ALU</text:span></text:p>
      <text:p text:style-name="P10">operation using two register operands is executed, and the result is stored back to the destina-</text:p>
      <text:p text:style-name="P4"><text:span text:style-name="T12">tion register.</text:span><text:bookmark-end text:name="__DdeLink__234_3071252961"/> <text:s/></text:p>
      <text:p text:style-name="P19"/>
      <text:p text:style-name="P9">The following figure shows the access timing of the general working registers. In one cycle, the ALU operation uses two registers as operands and writes the ALU execution result to the destination register during this cycle.</text:p>
      <text:p text:style-name="P9"/>
      <text:p text:style-name="P19">下图展示通用工作寄存器的访问时序,在一个周期内,ALU操作使用到两个寄存器作为操作数,并在这个周期内将ALU执行结果写入到目标寄存器中。</text:p>
      <text:p text:style-name="P23"><text:bookmark-start text:name="__DdeLink__242_3071252961"/>------------------------------------------------------------------------------------------------------<text:bookmark-end text:name="__DdeLink__242_3071252961"/></text:p>
      <text:p text:style-name="P15"><text:bookmark-start text:name="__DdeLink__264_3071252961"/>The LGT8XM supports multiple interrupt sources. These interrupts and <text:span text:style-name="T16">the separate R</text:span>eset <text:span text:style-name="T16">V</text:span>ector <text:span text:style-name="T16">each have</text:span> a separate program vector in <text:span text:style-name="T16">the</text:span> program <text:span text:style-name="T16">memory</text:span> space. In general, all interrupts <text:span text:style-name="T18">are assigned</text:span> separate control bits. When this control bit is set and the <text:span text:style-name="T18">G</text:span>lobal <text:span text:style-name="T18">I</text:span>nterrupt <text:span text:style-name="T18">E</text:span>nable bit of the <text:span text:style-name="T16">Status Register</text:span> is enabled, the <text:span text:style-name="T16">CPU</text:span> can respond to this interrupt.<text:bookmark-end text:name="__DdeLink__264_3071252961"/></text:p>
      <text:p text:style-name="P3"/>
      <text:p text:style-name="P20">The AVR provides several different interrupt sources. These interrupts and the separate Reset</text:p>
      <text:p text:style-name="P20">Vector each have a separate program vector in the program memory space. All interrupts are</text:p>
      <text:p text:style-name="P20">assigned individual enable bits which must be <text:span text:style-name="T1">written logic one</text:span> together with the Global Interrupt</text:p>
      <text:p text:style-name="P3"><text:span text:style-name="T7">Enable bit in the </text:span><text:span text:style-name="T1">Status Register</text:span><text:span text:style-name="T7"> in order </text:span><text:span text:style-name="T1">to enable</text:span><text:span text:style-name="T7"> the interrupt. </text:span>/ <text:span text:style-name="T15">the following is not present in the LGT datasheet but is in the Atmel DS</text:span>/ <text:span text:style-name="T17">Depending on the Program</text:span></text:p>
      <text:p text:style-name="P21">Counter value, interrupts may be automatically disabled when Boot Lock bits BLB02 or BLB12</text:p>
      <text:p text:style-name="P21">are programmed. This feature improves software security. See the section ”Memory Program-</text:p>
      <text:p text:style-name="P21">ming” on page 294 for details.</text:p>
      <text:p text:style-name="P3"/>
      <text:p text:style-name="P8"><text:bookmark-start text:name="__DdeLink__240_3071252961"/><text:soft-page-break/>The LGT8XM supports multiple interrupt sources. These interrupts and reset vectors correspond to a separate program vector entry in program space. <text:span text:style-name="T1">In general,</text:span> all interrupts have separate <text:span text:style-name="T1">control bit controls.</text:span> When this control bit <text:span text:style-name="T1">is set </text:span>and the global interrupt enable bit of the <text:span text:style-name="T1">core</text:span> is enabled, the <text:span text:style-name="T1">kernel can respond to this</text:span> interrupt.<text:bookmark-end text:name="__DdeLink__240_3071252961"/></text:p>
      <text:p text:style-name="P8"/>
      <text:p text:style-name="P26">LGT8XM支持多个中断源。这些中断以及复位向量在程序空间都对应一个独立的程序向量入口。一般而言,所有的中断都有单独的控制位控制。当设置了该控制位,并且使能了内核的全局中断使能位后,内核才能响应这个中断。</text:p>
      <text:p text:style-name="P5"/>
      <text:p text:style-name="P16"><text:bookmark-start text:name="__DdeLink__250_3071252961"/><text:bookmark-start text:name="__DdeLink__266_3071252961"/>The lowest <text:span text:style-name="T19">addresses in the </text:span>program <text:span text:style-name="T19">memory</text:span> space <text:span text:style-name="T19">are</text:span> reserved by default as the <text:span text:style-name="T19">R</text:span>eset and <text:span text:style-name="T19">I</text:span>nterrupt <text:span text:style-name="T19">V</text:span>ector area. For a complete list of interrupts supported by the LGT8FX8P, please refer to the <text:span text:style-name="T19">I</text:span>nterrupts <text:span text:style-name="T19">section</text:span>. This list also determines the priority of different interrupts. The lower the address, the higher the corresponding interrupt priority. RESET has the highest priority, then INT0 – External Interrupt Request 0. The start address of the interrupt vector table (except the <text:span text:style-name="T20">RESET</text:span> vector) <text:span text:style-name="T21">can be </text:span><text:span text:style-name="T22">moved</text:span><text:span text:style-name="T21"> to the beginning of any 256-byte alignment</text:span>, <text:span text:style-name="T21">via the MCU Control Register’</text:span><text:span text:style-name="T23">s</text:span><text:span text:style-name="T21"> IVSEL bit in (MCUCR) and the IVBASE vector base address register implementation.</text:span><text:bookmark-end text:name="__DdeLink__250_3071252961"/><text:bookmark-end text:name="__DdeLink__266_3071252961"/></text:p>
      <text:p text:style-name="P7"/>
      <text:p text:style-name="P11">The <text:span text:style-name="T1">lowest addresses in the program memory space </text:span>are by default defined as the Reset and</text:p>
      <text:p text:style-name="P11">Interrupt Vectors. The complete list of vectors is shown in ”Interrupts” on page 57. The list also</text:p>
      <text:p text:style-name="P11">determines the priority levels of the different interrupts. The lower the address the higher is the</text:p>
      <text:p text:style-name="P11">priority level. RESET has the highest priority, and next is INT0 – the External Interrupt Request</text:p>
      <text:p text:style-name="P11">0. <text:span text:style-name="T1">The Interrupt Vectors can be moved to the start of the Boot Flash section by setting the IVSEL</text:span></text:p>
      <text:p text:style-name="P11"><text:span text:style-name="T1">bit in the MCU Control Register (MCUCR).</text:span> Refer to ”Interrupts” on page 57 for more information.</text:p>
      <text:p text:style-name="P11">The Reset Vector can also be <text:span text:style-name="T24">moved to the start of the Boot Flash section </text:span>by programming the</text:p>
      <text:p text:style-name="P11">BOOTRST Fuse, see ”Boot Loader Support – Read-While-Write Self-Programming,</text:p>
      <text:p text:style-name="P11">ATmega88P, ATmega168P and ATmega328P” on page 277.</text:p>
      <text:p text:style-name="P5"/>
      <text:p text:style-name="P8"><text:bookmark-start text:name="__DdeLink__244_3071252961"/>The lowest <text:span text:style-name="T1">program space</text:span> is reserved by default as the reset and interrupt vector area. For a complete list of interrupts supported by the LGT8FX8P, please refer to the section on interrupts. This list also determines the priority of different interrupts. The lower the vector address, the higher the corresponding interrupt priority. Reset (RESET) has the highest priority, then INT0 – External Interrupt Request 0. <text:span text:style-name="T1">The start address of the interrupt vector table (except the reset vector) can be redefined to the </text:span><text:span text:style-name="T24">beginning of any 256-byte alignment</text:span><text:span text:style-name="T1">, via the MCU Control Register The IVSEL bit in (</text:span><text:bookmark-start text:name="__DdeLink__246_3071252961"/><text:span text:style-name="T1">MCUCR</text:span><text:bookmark-end text:name="__DdeLink__246_3071252961"/><text:span text:style-name="T1">) </text:span><text:span text:style-name="T24">and the </text:span><text:bookmark-start text:name="__DdeLink__248_3071252961"/><text:span text:style-name="T24">IVBASE</text:span><text:bookmark-end text:name="__DdeLink__248_3071252961"/><text:span text:style-name="T24"> vector base address register implementation.</text:span><text:bookmark-end text:name="__DdeLink__244_3071252961"/></text:p>
      <text:p text:style-name="P22">Note: the Atmega does not have the IVSEL (0x75) register at all. It is a reserved register. </text:p>
      <text:p text:style-name="P18">最低的程序空间默认保留为复位以及中断向量区域。LGT8FX8P 支持的完整的中断列表请参考中断章节的介绍。这个列表同时也决定了不同中断的优先级。向量地址越低的中断,对应的中断优先级就越高。复位(RESET)具有最高的优先级,然后是 INT0 – 外部中断请求 0.中断向量表的起始地址(复位向量除外)可以被重新定义到任何 256 字节对齐的开始处,需要通过 MCU 控制寄存器(MCUCR)中的 IVSEL 位以及 IVBASE 向量基地址寄存器实现。</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7"><text:bookmark-start text:name="__DdeLink__268_3071252961"/>When the <text:span text:style-name="T25">CPU</text:span> responds to an interrupt, the <text:span text:style-name="T25">G</text:span>lobal <text:span text:style-name="T25">I</text:span>nterrupt <text:span text:style-name="T25">E</text:span>nable <text:span text:style-name="T25">flag (I)</text:span> is automatically cleared by hardware <text:span text:style-name="T25">effectively disabling interrupts</text:span>. The user can nest interrupts by enabling the <text:span text:style-name="T25">I</text:span>-bit <text:span text:style-name="T25">in software</text:span>. <text:span text:style-name="T25">If this is done in software, a</text:span>ny subsequent interrupts will interrupt the current interrupt service routine. The <text:span text:style-name="T25">Global Interrupt Enable </text:span>I-bit is automatically set after the execution of the interrupt return instruction (RETI), so that it can respond normally to subsequent interrupts.<text:bookmark-end text:name="__DdeLink__268_3071252961"/></text:p>
      <text:p text:style-name="P5"/>
      <text:p text:style-name="P11">When an interrupt occurs, the Global Interrupt Enable I-bit is cleared and all interrupts are dis-</text:p>
      <text:p text:style-name="P11">abled. The user software can write logic one to the I-bit to enable nested interrupts. All enabled</text:p>
      <text:p text:style-name="P11">interrupts can then interrupt the current interrupt routine. The I-bit is automatically set when a</text:p>
      <text:p text:style-name="P11">Return from Interrupt instruction – RETI – is executed.</text:p>
      <text:p text:style-name="P5"/>
      <text:p text:style-name="P8">When the kernel responds to an interrupt, the global interrupt enable flag is set to I and is automatically cleared by hardware. The user can nest interrupts by enabling the 1-bit enable. Any subsequent interrupts will interrupt the current interrupt service routine. The I bit is automatically set after the execution of the interrupt return instruction (RETI), so that it can respond normally to subsequent interrupts.</text:p>
      <text:p text:style-name="P8"/>
      <text:p text:style-name="P18">当内核响应中断后,全局中断使能标志为 I 会被硬件自动清除。用户可以通过将 I 位使能实现中断嵌套。这样任何随后发生的中断都会中断当前的中断服务程序。I 位在执行中断返回指令(RETI)后自动置位,从而可以正常响应随后发生的中断。</text:p>
      <text:p text:style-name="P3"/>
      <text:p text:style-name="P3"/>
      <text:p text:style-name="P25"><text:bookmark-start text:name="__DdeLink__270_3071252961"/>There <text:span text:style-name="T26">are</text:span> basic<text:span text:style-name="T26">ally two</text:span> type<text:span text:style-name="T26">s</text:span> of interrupt<text:span text:style-name="T26">s</text:span>. The first type is triggered by an event <text:span text:style-name="T26">that sets the</text:span> interrupt flag. For this kind of interrupt, <text:span text:style-name="T27">t</text:span>he <text:span text:style-name="T26">Program Counter (</text:span>PC<text:span text:style-name="T26">)</text:span> value is directly replaced with the actual interrupt vector address <text:span text:style-name="T27">in order to execute the interrupt handling routine</text:span>, and hardware automatically clears the interrupt flag bit. Interrupt Flags can also be cleared by writing a logic one to the flag bit position(s) to be cleared. If <text:span text:style-name="T26">another</text:span> interrupt <text:span text:style-name="T26">condition occurs</text:span> <text:span text:style-name="T26">while the interrupt enable bit has been cleared</text:span>, th<text:span text:style-name="T26">is new</text:span> interrupt flag will be <text:span text:style-name="T27">remembered until the interrupt enable I-bit is set, then this new interrupt will be serviced. This flag can also be cleared by software to bypass the interrupt.</text:span> Similarly, if the global interrupt enable bit (SERG.I) is cleared when an interrupt occurs, the corresponding interrupt flag bit will also be set to record the interrupt event, and wait until the global interrupt enable bit is set, and will then be executed by order of priority.<text:bookmark-end text:name="__DdeLink__270_3071252961"/></text:p>
      <text:p text:style-name="P3"/>
      <text:p text:style-name="P20">There are basically two types of interrupts. The first type is triggered by an event that sets the</text:p>
      <text:p text:style-name="P20">Interrupt Flag. For these interrupts, <text:span text:style-name="T1">the Program Counter is vectored</text:span> to the actual Interrupt Vec-</text:p>
      <text:p text:style-name="P20">tor in order to execute the interrupt handling routine, and hardware clears the corresponding</text:p>
      <text:p text:style-name="P20">Interrupt Flag. <text:bookmark-start text:name="__DdeLink__256_3071252961"/>Interrupt Flags can also be cleared by writing a logic one to the flag bit position(s)</text:p>
      <text:p text:style-name="P20">to be cleared.<text:bookmark-end text:name="__DdeLink__256_3071252961"/> If an interrupt condition occurs while the corresponding interrupt enable bit is</text:p>
      <text:p text:style-name="P20">cleared, the Interrupt Flag will be set and remembered until the interrupt is enabled, or the flag is</text:p>
      <text:p text:style-name="P20">cleared by software. Similarly, if one or more interrupt conditions occur while the Global Interrupt</text:p>
      <text:p text:style-name="P20">Enable bit is cleared, the corresponding Interrupt Flag(s) will be set and remembered until the</text:p>
      <text:p text:style-name="P20">Global Interrupt Enable bit is set, <text:bookmark-start text:name="__DdeLink__254_3071252961"/>and will then be executed by order of priority.<text:bookmark-end text:name="__DdeLink__254_3071252961"/></text:p>
      <text:p text:style-name="P3"/>
      <text:p text:style-name="P18"><text:bookmark-start text:name="__DdeLink__252_3071252961"/>There is a basic type of interrupt. The first type is triggered by an event, and the interrupt flag is set after the interrupt event occurs. For this kind of interrupt, after the kernel responds to the interrupt request, the current PC value is directly replaced with the actual interrupt vector address, and the corresponding interrupt service subroutine is executed, and the hardware automatically clears the interrupt flag bit. The interrupt flag can also be cleared by writing a 1 to the location of the interrupt flag. If the interrupt enable bit is cleared when an interrupt occurs, the interrupt flag will still be set to record the interrupt event. After the interrupt is enabled, the interrupt event of this record will be <text:soft-page-break/>immediately responded. Similarly, if the global interrupt enable bit (SERG.I) is cleared when an interrupt occurs, the corresponding interrupt flag bit will also be set to record the interrupt event, and wait until the global interrupt enable bit is set. Will be executed in order of priority.<text:bookmark-end text:name="__DdeLink__252_3071252961"/></text:p>
      <text:p text:style-name="P18"/>
      <text:p text:style-name="P18">有种基本的中断类型。第一种类型由事件触发,中断事件发生后置位中断标志位。对于这种中断来说,内核响应中断请求后,当前的PC值被直接替换为实际的中断向量地址,执行对应的中断服务子程序,同时硬件自动清除掉中断标志位。中断标志位也可以通过向中断标志位的位置写1清除。如果在发生中断时,中断使能位被清除,中断标志位仍然会被设置以记录中断事件。等到中断使能后,这个记录的中断事件会被立即响应。同样,如果在中断发生时,全局中断使能位(SERG.I)被清除,对应的中断标志位也会被设置以记录中断事件,等到全局中断使能位被设置后,这些被记录的中断将会依照优先级依次执行。</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9T11:53:25.574253836</meta:creation-date>
    <meta:generator>LibreOffice/6.2.7.1$Linux_X86_64 LibreOffice_project/20$Build-1</meta:generator>
    <dc:date>2019-10-09T17:24:15.684862287</dc:date>
    <meta:editing-duration>PT51M41S</meta:editing-duration>
    <meta:editing-cycles>5</meta:editing-cycles>
    <meta:document-statistic meta:table-count="0" meta:image-count="0" meta:object-count="0" meta:page-count="4" meta:paragraph-count="59" meta:word-count="2317" meta:character-count="10487" meta:non-whitespace-character-count="9005"/>
  </office:meta>
</office:document-meta>
</file>